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420d4" officeooo:paragraph-rsid="001420d4"/>
    </style:style>
    <style:style style:name="P2" style:family="paragraph" style:parent-style-name="Preformatted_20_Text">
      <style:text-properties officeooo:rsid="0018ead6" officeooo:paragraph-rsid="0018ead6"/>
    </style:style>
    <style:style style:name="P3" style:family="paragraph" style:parent-style-name="Preformatted_20_Text">
      <style:paragraph-properties fo:background-color="#ffff00">
        <style:background-image/>
      </style:paragraph-properties>
      <style:text-properties officeooo:rsid="001420d4" officeooo:paragraph-rsid="001420d4"/>
    </style:style>
    <style:style style:name="P4" style:family="paragraph" style:parent-style-name="Preformatted_20_Text">
      <style:paragraph-properties fo:background-color="#ffff00">
        <style:background-image/>
      </style:paragraph-properties>
      <style:text-properties officeooo:rsid="0017fb94" officeooo:paragraph-rsid="0017fb94"/>
    </style:style>
    <style:style style:name="T1" style:family="text">
      <style:text-properties fo:background-color="#3399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<text:span text:style-name="T1">wpa_msg_ctrl</text:span>(void *ctx, int level, const char *fmt, ...)</text:p>
      <text:p text:style-name="P1">{</text:p>
      <text:p text:style-name="P1"><text:tab/>va_list ap;</text:p>
      <text:p text:style-name="P1"><text:tab/>char *buf;</text:p>
      <text:p text:style-name="P1"><text:tab/>int buflen;</text:p>
      <text:p text:style-name="P1"><text:tab/>int len;</text:p>
      <text:p text:style-name="P1"/>
      <text:p text:style-name="P1"><text:tab/>if (!wpa_msg_cb)</text:p>
      <text:p text:style-name="P1"><text:tab/><text:tab/>return;</text:p>
      <text:p text:style-name="P1"/>
      <text:p text:style-name="P1"><text:tab/>va_start(ap, fmt);</text:p>
      <text:p text:style-name="P1"><text:tab/>buflen = vsnprintf(NULL, 0, fmt, ap) + 1;</text:p>
      <text:p text:style-name="P1"><text:tab/>va_end(ap);</text:p>
      <text:p text:style-name="P1"/>
      <text:p text:style-name="P1"><text:tab/>buf = os_malloc(buflen);</text:p>
      <text:p text:style-name="P1"><text:tab/>if (buf == NULL) {</text:p>
      <text:p text:style-name="P1"><text:tab/><text:tab/>wpa_printf(MSG_ERROR, "wpa_msg_ctrl: Failed to allocate "</text:p>
      <text:p text:style-name="P1"><text:tab/><text:tab/><text:tab/> <text:s text:c="2"/>"message buffer");</text:p>
      <text:p text:style-name="P1"><text:tab/><text:tab/>return;</text:p>
      <text:p text:style-name="P1"><text:tab/>}</text:p>
      <text:p text:style-name="P1"><text:tab/>va_start(ap, fmt);</text:p>
      <text:p text:style-name="P1"><text:tab/>len = vsnprintf(buf, buflen, fmt, ap);</text:p>
      <text:p text:style-name="P1"><text:tab/>va_end(ap);</text:p>
      <text:p text:style-name="P3"><text:tab/><text:span text:style-name="T1">wpa_msg_cb</text:span>(ctx, level, 0, buf, len);</text:p>
      <text:p text:style-name="P1"><text:tab/>os_free(buf);</text:p>
      <text:p text:style-name="P1">}</text:p>
      <text:p text:style-name="P1">//</text:p>
      <text:p text:style-name="P4">wpa_msg_register_cb(<text:span text:style-name="T1">wpa_supplicant_ctrl_iface_msg_cb</text:span>);</text:p>
      <text:p text:style-name="P2">void wpa_msg_register_ifname_cb(wpa_msg_get_ifname_func func)</text:p>
      <text:p text:style-name="P2">{</text:p>
      <text:p text:style-name="P2"><text:tab/><text:span text:style-name="T1">wpa_msg_ifname_cb</text:span> = func;</text:p>
      <text:p text:style-name="P2">}</text:p>
      <text:p text:style-name="P2">static void <text:span text:style-name="T1">wpa_supplicant_ctrl_iface_msg_cb</text:span>(void *ctx, int level, int global,</text:p>
      <text:p text:style-name="P2"><text:tab/><text:tab/><text:tab/><text:tab/><text:tab/> <text:s text:c="4"/>const char *txt, size_t len)</text:p>
      <text:p text:style-name="P2">{</text:p>
      <text:p text:style-name="P2"><text:tab/>struct wpa_supplicant *wpa_s = ctx;</text:p>
      <text:p text:style-name="P2"/>
      <text:p text:style-name="P2"><text:tab/>if (wpa_s == NULL)</text:p>
      <text:p text:style-name="P2"><text:tab/><text:tab/>return;</text:p>
      <text:p text:style-name="P2"/>
      <text:p text:style-name="P2"><text:tab/>if (global != 2 &amp;&amp; wpa_s-&gt;global-&gt;ctrl_iface) {</text:p>
      <text:p text:style-name="P2"><text:tab/><text:tab/>struct ctrl_iface_global_priv *priv = wpa_s-&gt;global-&gt;ctrl_iface;</text:p>
      <text:p text:style-name="P2"><text:tab/><text:tab/>if (!dl_list_empty(&amp;priv-&gt;ctrl_dst)) {</text:p>
      <text:p text:style-name="P2"><text:tab/><text:tab/><text:tab/>wpa_supplicant_ctrl_iface_send(wpa_s, global ? NULL :</text:p>
      <text:p text:style-name="P2"><text:tab/><text:tab/><text:tab/><text:tab/><text:tab/><text:tab/> <text:s text:c="6"/>wpa_s-&gt;ifname,</text:p>
      <text:p text:style-name="P2"><text:tab/><text:tab/><text:tab/><text:tab/><text:tab/><text:tab/> <text:s text:c="6"/>priv-&gt;sock,</text:p>
      <text:p text:style-name="P2"><text:tab/><text:tab/><text:tab/><text:tab/><text:tab/><text:tab/> <text:s text:c="6"/>&amp;priv-&gt;ctrl_dst,</text:p>
      <text:p text:style-name="P2"><text:tab/><text:tab/><text:tab/><text:tab/><text:tab/><text:tab/> <text:s text:c="6"/>level, txt, len, NULL,</text:p>
      <text:p text:style-name="P2"><text:tab/><text:tab/><text:tab/><text:tab/><text:tab/><text:tab/> <text:s text:c="6"/>priv);</text:p>
      <text:p text:style-name="P2"><text:tab/><text:tab/>}</text:p>
      <text:p text:style-name="P2"><text:tab/>}</text:p>
      <text:p text:style-name="P2"/>
      <text:p text:style-name="P2"><text:tab/>if (wpa_s-&gt;ctrl_iface == NULL)</text:p>
      <text:p text:style-name="P2"><text:tab/><text:tab/>return;</text:p>
      <text:p text:style-name="P2"><text:tab/><text:span text:style-name="T1">wpa_supplicant_ctrl_iface_send</text:span>(wpa_s, NULL, wpa_s-&gt;ctrl_iface-&gt;sock,</text:p>
      <text:p text:style-name="P2"><text:tab/><text:tab/><text:tab/><text:tab/> <text:s text:c="6"/>&amp;wpa_s-&gt;ctrl_iface-&gt;ctrl_dst,</text:p>
      <text:p text:style-name="P2"><text:tab/><text:tab/><text:tab/><text:tab/> <text:s text:c="6"/>level, txt, len, wpa_s-&gt;ctrl_iface,</text:p>
      <text:p text:style-name="P2"><text:tab/><text:tab/><text:tab/><text:tab/> <text:s text:c="6"/>NULL)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7:32:10.006179504</dc:date>
    <meta:generator>LibreOffice/4.2.8.2$Linux_X86_64 LibreOffice_project/420m0$Build-2</meta:generator>
    <meta:editing-duration>PT24M3S</meta:editing-duration>
    <meta:editing-cycles>6</meta:editing-cycles>
    <meta:document-statistic meta:table-count="0" meta:image-count="0" meta:object-count="0" meta:page-count="1" meta:paragraph-count="53" meta:word-count="145" meta:character-count="1353" meta:non-whitespace-character-count="1105"/>
  </office:meta>
</office:document-meta>
</file>